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112eed" officeooo:paragraph-rsid="00112eed"/>
    </style:style>
    <style:style style:name="P2" style:family="paragraph" style:parent-style-name="Standard">
      <style:text-properties style:font-name="Liberation Sans" officeooo:rsid="00123ff3" officeooo:paragraph-rsid="00123ff3"/>
    </style:style>
    <style:style style:name="P3" style:family="paragraph" style:parent-style-name="Standard">
      <style:text-properties style:font-name="Liberation Sans" officeooo:rsid="0012ca44" officeooo:paragraph-rsid="0012ca44"/>
    </style:style>
    <style:style style:name="P4" style:family="paragraph" style:parent-style-name="Standard">
      <style:text-properties style:font-name="Liberation Sans" officeooo:rsid="0012ca44" officeooo:paragraph-rsid="0012ca44"/>
    </style:style>
    <style:style style:name="P5" style:family="paragraph" style:parent-style-name="Standard">
      <style:text-properties style:font-name="Liberation Sans" officeooo:rsid="00136086" officeooo:paragraph-rsid="00136086"/>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ide Day into 3 parts. 1. The open, which is the first hour or two, easiest time to make money. </text:p>
      <text:p text:style-name="P1">2. ‘Middle’ session, which often has sideways and trading range price action so we need to be more cautious 3. Last hour or two is also important since the market often has swing up/down into the end of the day.</text:p>
      <text:p text:style-name="P1"/>
      <text:p text:style-name="P1">Open is the single best time to find swing trades so look for opening reversals; setups on the open that often lead to good swing.</text:p>
      <text:p text:style-name="P1"/>
      <text:p text:style-name="P1">Boundaries between the three parts are not fixed. Usually the middle of the day is about 2-3 hours. Some days its more clear, eg bull trend on open, bear trend during middle third and trend resumption up but most days its not obvious. If its not clear, it doesn’t matter, just trade what’s in front of you.</text:p>
      <text:p text:style-name="P1"/>
      <text:p text:style-name="P1">Easier to make money in the first or last hour or two everyday, its the most common time to have breakouts with follow through. </text:p>
      <text:p text:style-name="P1"/>
      <text:p text:style-name="P2">Strong trend day often begins early and goes in one direction all day. (~10% of days)</text:p>
      <text:p text:style-name="P2"/>
      <text:p text:style-name="P2">Most days, the market cycle changes (90% of days have at least types of price action)</text:p>
      <text:p text:style-name="P2"/>
      <text:p text:style-name="P2">When the market changes from a breakout ot channel or from channel to trading range or sideways to breakout, traders have to change how they’re trading. Trade what the market is currently doing, not what it was doing a few bars ago.</text:p>
      <text:p text:style-name="P2"/>
      <text:p text:style-name="P2">Need to recognize the transition as early as possible. </text:p>
      <text:p text:style-name="P2"/>
      <text:p text:style-name="P2">If one type of price action all day, it is most likely trading range. Breakout won’t last all day, usually becomes channel. Broad or tight channels can last all day.</text:p>
      <text:p text:style-name="P2"/>
      <text:p text:style-name="P2">The exact duration of <text:s/>‘the open’ is different everyday, but the ‘opening range’ is broadly defined as the ‘time before the first swing develops’. (In strong trend from open, there is no ‘opening range’). Once the first swing in either direction ends, traders conclude that the first part of the day is over.</text:p>
      <text:p text:style-name="P2"/>
      <text:p text:style-name="P3">Opening Reversals</text:p>
      <text:p text:style-name="P3">When we get breakout right from the open, regardless of how strong it seems, there is 80% chance that there will be at least a minor leg in the opposite direction (within the first 90m) and 50% chance the reversal will be major, ie trend in opposite direction (~20 bars or few hours and at least two legs)</text:p>
      <text:p text:style-name="P3"/>
      <text:p text:style-name="P3">Four outcomes after big gap down (two continuation and two reversal)</text:p>
      <text:p text:style-name="P3">1) DT near EMA 2) wedge top near EMA 3) DB and reversal, 4) wedge bottom and reversal</text:p>
      <text:p text:style-name="P3"/>
      <text:p text:style-name="P3">but this isn’t just for a <text:s/>gap, 80% of days will have something like this, only 20% trend on the open that lasts all day</text:p>
      <text:p text:style-name="P3"/>
      <text:p text:style-name="P3">Opening reversal: early reversal at Support/Resistance</text:p>
      <text:p text:style-name="P3"><text:soft-page-break/>if we get a strong move up on the open to resistance, and market reverses down, it often becomes high of the day.</text:p>
      <text:p text:style-name="P3"/>
      <text:p text:style-name="P3">Opening reversal: size of initial ‘wrong’ move is important</text:p>
      <text:p text:style-name="P3">if initial move is 25-50% of recent average day’s range and <text:s/>a strong reversal, the day can often become a strong trend in opposite direction (look for measured move up based on <text:s/>size of initial wrong move)</text:p>
      <text:p text:style-name="P3"/>
      <text:p text:style-name="P3">if initial move is 50-100% of recent average day, reversal usually leads to trading range, not strong trend in new direction (if market goes to the opposite extreme later, it doesn’t go far above/below) </text:p>
      <text:p text:style-name="P3"/>
      <text:p text:style-name="P3">(this holds true if reversals on other times of the day, not just at open)</text:p>
      <text:p text:style-name="P3"/>
      <text:p text:style-name="P5">By the close of bar 18, 90% chance we already saw H or L of the day</text:p>
      <text:p text:style-name="P5"/>
      <text:p text:style-name="P5"/>
      <text:p text:style-name="P5">On many days we have a report coming out at B7 (10:00 EST) and by this time we have 50% chance of H/L of the day (higher prob for H/L for next several hours)</text:p>
      <text:p text:style-name="P5"/>
      <text:p text:style-name="P5">90% chance of good swing trade beginning in the 1<text:span text:style-name="T1">st</text:span> 2 hours</text:p>
      <text:p text:style-name="P5">80% chance of good swing trade beginning in the last 2 hours</text:p>
      <text:p text:style-name="P5">50% chance of good swing trade beginning in the middle of the day</text:p>
      <text:p text:style-name="P5">(easiest way to get consistently profitable is to look for swing trades)</text:p>
      <text:p text:style-name="P5"/>
      <text:p text:style-name="P5">middle third often has channels/trading ranges, better to use limit orders and scalp</text:p>
      <text:p text:style-name="P5">but beginners should not use limit orders so better to stay out if middle third price is going sideway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01:58:41.575343413</meta:creation-date>
    <dc:date>2025-09-10T23:58:51.818141519</dc:date>
    <meta:editing-duration>PT4H18M4S</meta:editing-duration>
    <meta:editing-cycles>4</meta:editing-cycles>
    <meta:generator>LibreOffice/7.4.7.2$Linux_X86_64 LibreOffice_project/40$Build-2</meta:generator>
    <meta:document-statistic meta:table-count="0" meta:image-count="0" meta:object-count="0" meta:page-count="2" meta:paragraph-count="30" meta:word-count="702" meta:character-count="3774" meta:non-whitespace-character-count="3094"/>
  </office:meta>
</office:document-meta>
</file>